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3bff"/>
    </style:style>
    <style:style style:name="P2" style:family="paragraph" style:parent-style-name="Standard">
      <style:text-properties style:text-underline-style="solid" style:text-underline-width="auto" style:text-underline-color="font-color" officeooo:rsid="001598da" officeooo:paragraph-rsid="001598da"/>
    </style:style>
    <style:style style:name="P3" style:family="paragraph" style:parent-style-name="Standard">
      <style:text-properties style:text-underline-style="solid" style:text-underline-width="auto" style:text-underline-color="font-color" officeooo:rsid="001598da" officeooo:paragraph-rsid="0016eb1f"/>
    </style:style>
    <style:style style:name="P4" style:family="paragraph" style:parent-style-name="Standard">
      <style:text-properties style:text-underline-style="solid" style:text-underline-width="auto" style:text-underline-color="font-color" officeooo:rsid="001598da" officeooo:paragraph-rsid="0019be7f"/>
    </style:style>
    <style:style style:name="P5" style:family="paragraph" style:parent-style-name="Standard">
      <style:text-properties style:text-underline-style="solid" style:text-underline-width="auto" style:text-underline-color="font-color" officeooo:rsid="001598da" officeooo:paragraph-rsid="0021a630"/>
    </style:style>
    <style:style style:name="P6" style:family="paragraph" style:parent-style-name="Standard">
      <style:text-properties style:text-underline-style="solid" style:text-underline-width="auto" style:text-underline-color="font-color" officeooo:rsid="001598da" officeooo:paragraph-rsid="00238fd2"/>
    </style:style>
    <style:style style:name="P7" style:family="paragraph" style:parent-style-name="Standard">
      <style:text-properties style:text-underline-style="solid" style:text-underline-width="auto" style:text-underline-color="font-color" officeooo:rsid="001598da" officeooo:paragraph-rsid="002428e6"/>
    </style:style>
    <style:style style:name="P8" style:family="paragraph" style:parent-style-name="Standard">
      <style:text-properties style:text-underline-style="solid" style:text-underline-width="auto" style:text-underline-color="font-color" officeooo:rsid="001598da" officeooo:paragraph-rsid="00250584"/>
    </style:style>
    <style:style style:name="P9" style:family="paragraph" style:parent-style-name="Standard">
      <style:text-properties style:text-underline-style="solid" style:text-underline-width="auto" style:text-underline-color="font-color" officeooo:rsid="001598da" officeooo:paragraph-rsid="002686c8"/>
    </style:style>
    <style:style style:name="P10" style:family="paragraph" style:parent-style-name="Standard">
      <style:text-properties style:text-underline-style="solid" style:text-underline-width="auto" style:text-underline-color="font-color" officeooo:rsid="001ef768" officeooo:paragraph-rsid="001ef768"/>
    </style:style>
    <style:style style:name="P11" style:family="paragraph" style:parent-style-name="Standard">
      <style:text-properties style:text-underline-style="solid" style:text-underline-width="auto" style:text-underline-color="font-color" officeooo:rsid="001ef768" officeooo:paragraph-rsid="0020b68b"/>
    </style:style>
    <style:style style:name="P12" style:family="paragraph" style:parent-style-name="Standard">
      <style:text-properties style:text-underline-style="solid" style:text-underline-width="auto" style:text-underline-color="font-color" officeooo:rsid="001ef768" officeooo:paragraph-rsid="0021a630"/>
    </style:style>
    <style:style style:name="P13" style:family="paragraph" style:parent-style-name="Standard">
      <style:text-properties style:text-underline-style="solid" style:text-underline-width="auto" style:text-underline-color="font-color" officeooo:rsid="0022d562" officeooo:paragraph-rsid="00238fd2"/>
    </style:style>
    <style:style style:name="P14" style:family="paragraph" style:parent-style-name="Standard">
      <style:text-properties officeooo:paragraph-rsid="001c6a8e"/>
    </style:style>
    <style:style style:name="P15" style:family="paragraph" style:parent-style-name="Standard">
      <style:text-properties officeooo:paragraph-rsid="0022d562"/>
    </style:style>
    <style:style style:name="P16" style:family="paragraph" style:parent-style-name="Standard">
      <style:text-properties officeooo:paragraph-rsid="00238fd2"/>
    </style:style>
    <style:style style:name="P17" style:family="paragraph" style:parent-style-name="Standard">
      <style:text-properties officeooo:paragraph-rsid="002686c8"/>
    </style:style>
    <style:style style:name="P18" style:family="paragraph" style:parent-style-name="Header">
      <style:paragraph-properties fo:text-align="end" style:justify-single-word="false"/>
      <style:text-properties officeooo:rsid="00153bff" officeooo:paragraph-rsid="00153bff"/>
    </style:style>
    <style:style style:name="T1" style:family="text">
      <style:text-properties officeooo:rsid="00153bff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3ea9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text-underline-style="none"/>
    </style:style>
    <style:style style:name="T6" style:family="text">
      <style:text-properties style:text-position="super 58%" style:text-underline-style="none" officeooo:rsid="00173ea9"/>
    </style:style>
    <style:style style:name="T7" style:family="text">
      <style:text-properties style:text-position="super 58%" style:text-underline-style="none" officeooo:rsid="0019be7f"/>
    </style:style>
    <style:style style:name="T8" style:family="text">
      <style:text-properties style:text-position="super 58%" style:text-underline-style="none" officeooo:rsid="001be302"/>
    </style:style>
    <style:style style:name="T9" style:family="text">
      <style:text-properties style:text-position="super 58%" style:text-underline-style="none" officeooo:rsid="001ce003"/>
    </style:style>
    <style:style style:name="T10" style:family="text">
      <style:text-properties style:text-position="super 58%" style:text-underline-style="none" officeooo:rsid="0020b68b"/>
    </style:style>
    <style:style style:name="T11" style:family="text">
      <style:text-properties style:text-position="super 58%" style:text-underline-style="none" officeooo:rsid="002428e6"/>
    </style:style>
    <style:style style:name="T12" style:family="text">
      <style:text-properties style:text-position="super 58%" style:text-underline-style="none" officeooo:rsid="00250584"/>
    </style:style>
    <style:style style:name="T13" style:family="text">
      <style:text-properties style:text-position="super 58%" style:text-underline-style="none" officeooo:rsid="002686c8"/>
    </style:style>
    <style:style style:name="T14" style:family="text">
      <style:text-properties style:text-position="0% 100%"/>
    </style:style>
    <style:style style:name="T15" style:family="text">
      <style:text-properties style:text-position="0% 100%" style:text-underline-style="none"/>
    </style:style>
    <style:style style:name="T16" style:family="text">
      <style:text-properties style:text-position="0% 100%" style:text-underline-style="none" officeooo:rsid="0016eb1f"/>
    </style:style>
    <style:style style:name="T17" style:family="text">
      <style:text-properties style:text-position="0% 100%" style:text-underline-style="none" officeooo:rsid="00173ea9"/>
    </style:style>
    <style:style style:name="T18" style:family="text">
      <style:text-properties style:text-position="0% 100%" style:text-underline-style="none" officeooo:rsid="00187821"/>
    </style:style>
    <style:style style:name="T19" style:family="text">
      <style:text-properties style:text-position="0% 100%" style:text-underline-style="none" officeooo:rsid="0019be7f"/>
    </style:style>
    <style:style style:name="T20" style:family="text">
      <style:text-properties style:text-position="0% 100%" style:text-underline-style="none" officeooo:rsid="001afeef"/>
    </style:style>
    <style:style style:name="T21" style:family="text">
      <style:text-properties style:text-position="0% 100%" style:text-underline-style="none" officeooo:rsid="001ce003"/>
    </style:style>
    <style:style style:name="T22" style:family="text">
      <style:text-properties style:text-position="0% 100%" style:text-underline-style="none" officeooo:rsid="001598da"/>
    </style:style>
    <style:style style:name="T23" style:family="text">
      <style:text-properties style:text-position="0% 100%" style:text-underline-style="none" officeooo:rsid="0020b68b"/>
    </style:style>
    <style:style style:name="T24" style:family="text">
      <style:text-properties style:text-position="0% 100%" style:text-underline-style="none" officeooo:rsid="0021a630"/>
    </style:style>
    <style:style style:name="T25" style:family="text">
      <style:text-properties style:text-position="0% 100%" style:text-underline-style="none" officeooo:rsid="00238fd2"/>
    </style:style>
    <style:style style:name="T26" style:family="text">
      <style:text-properties style:text-position="0% 100%" style:text-underline-style="none" officeooo:rsid="002428e6"/>
    </style:style>
    <style:style style:name="T27" style:family="text">
      <style:text-properties style:text-position="0% 100%" style:text-underline-style="none" officeooo:rsid="002686c8"/>
    </style:style>
    <style:style style:name="T28" style:family="text">
      <style:text-properties style:text-position="0% 100%" style:text-underline-style="none" officeooo:rsid="002741dc"/>
    </style:style>
    <style:style style:name="T29" style:family="text">
      <style:text-properties style:text-position="0% 100%" style:text-underline-style="none" officeooo:rsid="0028cde0"/>
    </style:style>
    <style:style style:name="T30" style:family="text">
      <style:text-properties style:text-position="0% 100%" officeooo:rsid="001afeef"/>
    </style:style>
    <style:style style:name="T31" style:family="text">
      <style:text-properties style:text-position="0% 100%" officeooo:rsid="001598da"/>
    </style:style>
    <style:style style:name="T32" style:family="text">
      <style:text-properties style:text-position="0% 100%" officeooo:rsid="00173ea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text:s/></text:span>Show that the language L = {w : w ∈ {0, 1}<text:span text:style-name="T4">*</text:span> is a palindrome} is not regular.</text:p>
      <text:p text:style-name="P1"/>
      <text:p text:style-name="P2">Proof<text:span text:style-name="T2"> : Assume L is regular and </text:span><text:span text:style-name="T3">p</text:span><text:span text:style-name="T2"> is the number from the pumping Lemma.</text:span></text:p>
      <text:p text:style-name="P2"><text:span text:style-name="T2"><text:tab/>Consider S = 0</text:span><text:span text:style-name="T6">p</text:span><text:span text:style-name="T5"> </text:span><text:span text:style-name="T15">10</text:span><text:span text:style-name="T6">p</text:span></text:p>
      <text:p text:style-name="P3"><text:span text:style-name="T5"><text:tab/></text:span><text:span text:style-name="T15">Since S ∈ </text:span><text:span text:style-name="T16">L and</text:span><draw:frame draw:style-name="fr1" draw:name="Object1" text:anchor-type="as-char" svg:y="-0.1484in" svg:width="0.4752in" svg:height="0.183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then the conditions of the pumping lemma must hold for S = xyz.</text:span></text:p>
      <text:p text:style-name="P3"><text:span text:style-name="T3"><text:tab/>Let y = 0</text:span><text:span text:style-name="T6">k</text:span><text:span text:style-name="T17"> for some k &gt; 0,</text:span></text:p>
      <text:p text:style-name="P3"><text:span text:style-name="T17"><text:tab/>Then S = 0</text:span><text:span text:style-name="T6">p-k</text:span><text:span text:style-name="T17">0</text:span><text:span text:style-name="T6">k</text:span><text:span text:style-name="T17">10</text:span><text:span text:style-name="T6">p</text:span><text:span text:style-name="T17"> (respective to S = xyz) for </text:span><text:span text:style-name="T17"><draw:frame draw:style-name="fr1" draw:name="Object2" text:anchor-type="as-char" svg:y="-0.1484in" svg:width="0.5902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<text:span text:style-name="T17"><text:tab/>Consider the string </text:span><text:span text:style-name="T18"><draw:frame draw:style-name="fr1" draw:name="Object3" text:anchor-type="as-char" svg:y="-0.1484in" svg:width="0.2366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9">= xy</text:span><text:span text:style-name="T7">2</text:span><text:span text:style-name="T19">z = 0</text:span><text:span text:style-name="T7">p-k</text:span><text:span text:style-name="T19">0</text:span><text:span text:style-name="T8">2k</text:span><text:span text:style-name="T19">10</text:span><text:span text:style-name="T7">p</text:span><text:span text:style-name="T19"> . </text:span></text:p>
      <text:p text:style-name="P4"><text:span text:style-name="T19"><text:tab/>Then p-k +2k =</text:span><text:span text:style-name="T19"><draw:frame draw:style-name="fr1" draw:name="Object4" text:anchor-type="as-char" svg:y="-0.1484in" svg:width="0.6602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0">so </text:span><text:span text:style-name="T20"><draw:frame draw:style-name="fr1" draw:name="Object5" text:anchor-type="as-char" svg:y="-0.1484in" svg:width="0.602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4"><text:span text:style-name="T20"><text:tab/>Therefore, </text:span><text:span text:style-name="T20"><draw:frame draw:style-name="fr1" draw:name="Object6" text:anchor-type="as-char" svg:y="-0.1484in" svg:width="0.2366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0">breaks the pumping lemma, thus, L is not a regular language.</text:span></text:p>
      <text:p text:style-name="P4"><text:span text:style-name="T20"/></text:p>
      <text:p text:style-name="P14"><text:span text:style-name="T20">2. Show that the language L = {0</text:span><text:span text:style-name="T9">n</text:span><text:span text:style-name="T20"> 1</text:span><text:span text:style-name="T9">m </text:span><text:span text:style-name="T21">0</text:span><text:span text:style-name="T9">n</text:span><text:span text:style-name="T20"> : m, n ≥ 0} is not regular.</text:span></text:p>
      <text:p text:style-name="P10"><text:span text:style-name="T30">P</text:span><text:span text:style-name="T14">roof</text:span><text:span text:style-name="T15"> : </text:span><text:span text:style-name="T22">Assume L is regular and </text:span><text:span text:style-name="T17">p</text:span><text:span text:style-name="T22"> is the number from the pumping Lemma.</text:span></text:p>
      <text:p text:style-name="P11"><text:span text:style-name="T22"><text:tab/></text:span><text:span text:style-name="T15">Consider S = 0</text:span><text:span text:style-name="T5">p</text:span><text:span text:style-name="T15"> </text:span><text:span text:style-name="T23">10</text:span><text:span text:style-name="T10">p</text:span></text:p>
      <text:p text:style-name="P12"><text:span text:style-name="T10"><text:tab/> </text:span><text:span text:style-name="T22">Since S ∈ </text:span><text:span text:style-name="T16">L and</text:span><text:span text:style-name="T31"><draw:frame draw:style-name="fr1" draw:name="Object7" text:anchor-type="as-char" svg:y="-0.1484in" svg:width="0.4752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hen the conditions of the pumping lemma must hold for S = xyz.</text:span></text:p>
      <text:p text:style-name="P5"><text:span text:style-name="T17"><text:tab/>Let y = 0</text:span><text:span text:style-name="T6">k</text:span><text:span text:style-name="T17"> for some k &gt; 0,</text:span></text:p>
      <text:p text:style-name="P5"><text:span text:style-name="T24"><text:tab/></text:span><text:span text:style-name="T17">Then S = 0</text:span><text:span text:style-name="T6">p-k</text:span><text:span text:style-name="T17">0</text:span><text:span text:style-name="T6">k</text:span><text:span text:style-name="T17">10</text:span><text:span text:style-name="T6">p</text:span><text:span text:style-name="T17"> (respective to S = xyz) for </text:span><text:span text:style-name="T17"><draw:frame draw:style-name="fr1" draw:name="Object8" text:anchor-type="as-char" svg:y="-0.1484in" svg:width="0.5902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"><text:span text:style-name="T17"><text:tab/>Consider the string </text:span><text:span text:style-name="T18"><draw:frame draw:style-name="fr1" draw:name="Object9" text:anchor-type="as-char" svg:y="-0.1484in" svg:width="0.2366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9">= xy</text:span><text:span text:style-name="T7">2</text:span><text:span text:style-name="T19">z = 0</text:span><text:span text:style-name="T7">p-k</text:span><text:span text:style-name="T19">0</text:span><text:span text:style-name="T8">2k</text:span><text:span text:style-name="T19">10</text:span><text:span text:style-name="T7">p</text:span><text:span text:style-name="T19"> . </text:span></text:p>
      <text:p text:style-name="P5"><text:span text:style-name="T19"><text:tab/>Then p-k +2k =</text:span><text:span text:style-name="T19"><draw:frame draw:style-name="fr1" draw:name="Object11" text:anchor-type="as-char" svg:y="-0.1484in" svg:width="0.6602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0">so </text:span><text:span text:style-name="T20"><draw:frame draw:style-name="fr1" draw:name="Object12" text:anchor-type="as-char" svg:y="-0.1484in" svg:width="0.602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5"><text:span text:style-name="T20"><text:tab/>Therefore, </text:span><text:span text:style-name="T20"><draw:frame draw:style-name="fr1" draw:name="Object10" text:anchor-type="as-char" svg:y="-0.1484in" svg:width="0.2366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0">breaks the pumping lemma, thus, L is not a regular language.</text:span></text:p>
      <text:p text:style-name="P5"><text:span text:style-name="T17"><text:tab/></text:span></text:p>
      <text:p text:style-name="P15"><text:span text:style-name="T17">3. Show that the language L = {www : w ∈ {0, 1}</text:span><text:span text:style-name="T6">*</text:span><text:span text:style-name="T17">} is not regular.</text:span></text:p>
      <text:p text:style-name="P13"><text:span text:style-name="T32">P</text:span><text:span text:style-name="T14">roof</text:span><text:span text:style-name="T15"> : </text:span><text:span text:style-name="T22">Assume L is regular and </text:span><text:span text:style-name="T17">p</text:span><text:span text:style-name="T22"> is the number from the pumping Lemma.</text:span></text:p>
      <text:p text:style-name="P16"><text:span text:style-name="T22"><text:tab/></text:span><text:span text:style-name="T25">Consider S = 0</text:span><text:span text:style-name="T11">p</text:span><text:span text:style-name="T25"> 1</text:span><text:span text:style-name="T11">p</text:span></text:p>
      <text:p text:style-name="P13"><text:span text:style-name="T22"><text:tab/>Since S ∈ </text:span><text:span text:style-name="T16">L and</text:span><text:span text:style-name="T31"><draw:frame draw:style-name="fr1" draw:name="Object13" text:anchor-type="as-char" svg:y="-0.1484in" svg:width="0.4752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7">then the conditions of the pumping lemma must hold for S = xyz.</text:span></text:p>
      <text:p text:style-name="P6"><text:span text:style-name="T17"><text:tab/>Let y = 0</text:span><text:span text:style-name="T6">k</text:span><text:span text:style-name="T17"> for some k &gt; 0,</text:span></text:p>
      <text:p text:style-name="P7"><text:span text:style-name="T17"><text:tab/></text:span><text:span text:style-name="T26">Then S = 0</text:span><text:span text:style-name="T11">p-k</text:span><text:span text:style-name="T26">0</text:span><text:span text:style-name="T11">k</text:span><text:span text:style-name="T26">1</text:span><text:span text:style-name="T11">p</text:span><text:span text:style-name="T26"> </text:span><text:span text:style-name="T17">for </text:span><text:span text:style-name="T17"><draw:frame draw:style-name="fr1" draw:name="Object14" text:anchor-type="as-char" svg:y="-0.1484in" svg:width="0.5902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8"><text:span text:style-name="T26"><text:tab/></text:span><text:span text:style-name="T17">Consider the string </text:span><text:span text:style-name="T18"><draw:frame draw:style-name="fr1" draw:name="Object15" text:anchor-type="as-char" svg:y="-0.1484in" svg:width="0.2366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9">= xy</text:span><text:span text:style-name="T7">2</text:span><text:span text:style-name="T19">z = </text:span><text:span text:style-name="T26">0</text:span><text:span text:style-name="T11">p-k</text:span><text:span text:style-name="T26">0</text:span><text:span text:style-name="T12">2</text:span><text:span text:style-name="T11">k</text:span><text:span text:style-name="T26">1</text:span><text:span text:style-name="T11">p</text:span><text:span text:style-name="T19">. </text:span></text:p>
      <text:p text:style-name="P9"><text:span text:style-name="T19"><text:tab/>Then p-k +2k =</text:span><text:span text:style-name="T19"><draw:frame draw:style-name="fr1" draw:name="Object18" text:anchor-type="as-char" svg:y="-0.1484in" svg:width="0.6602in" svg:height="0.183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0">so </text:span><text:span text:style-name="T20"><draw:frame draw:style-name="fr1" draw:name="Object19" text:anchor-type="as-char" svg:y="-0.1484in" svg:width="0.602in" svg:height="0.183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9"><text:span text:style-name="T19"><text:tab/></text:span><text:span text:style-name="T17">Consider the string </text:span><text:span text:style-name="T18"><draw:frame draw:style-name="fr1" draw:name="Object16" text:anchor-type="as-char" svg:y="-0.1484in" svg:width="0.2366in" svg:height="0.183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9">= xy</text:span><text:span text:style-name="T13">3</text:span><text:span text:style-name="T19">z = </text:span><text:span text:style-name="T26">0</text:span><text:span text:style-name="T11">p-k</text:span><text:span text:style-name="T26">0</text:span><text:span text:style-name="T13">3</text:span><text:span text:style-name="T11">k</text:span><text:span text:style-name="T26">1</text:span><text:span text:style-name="T11">p</text:span><text:span text:style-name="T19">. </text:span></text:p>
      <text:p text:style-name="P9"><text:span text:style-name="T19"><text:tab/>Then p-k +</text:span><text:span text:style-name="T27">3</text:span><text:span text:style-name="T19">k =</text:span><text:span text:style-name="T19"><draw:frame draw:style-name="fr1" draw:name="Object20" text:anchor-type="as-char" svg:y="-0.1484in" svg:width="0.7429in" svg:height="0.183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0">so </text:span><text:span text:style-name="T20"><draw:frame draw:style-name="fr1" draw:name="Object21" text:anchor-type="as-char" svg:y="-0.1484in" svg:width="0.602in" svg:height="0.18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9"><text:span text:style-name="T19"><text:tab/></text:span><text:span text:style-name="T17">Consider the string </text:span><text:span text:style-name="T18"><draw:frame draw:style-name="fr1" draw:name="Object17" text:anchor-type="as-char" svg:y="-0.1484in" svg:width="0.2366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9">= xy</text:span><text:span text:style-name="T13">4</text:span><text:span text:style-name="T19">z = </text:span><text:span text:style-name="T26">0</text:span><text:span text:style-name="T11">p-k</text:span><text:span text:style-name="T26">0</text:span><text:span text:style-name="T13">4</text:span><text:span text:style-name="T11">k</text:span><text:span text:style-name="T26">1</text:span><text:span text:style-name="T11">p</text:span><text:span text:style-name="T19">. </text:span></text:p>
      <text:p text:style-name="P9"><text:span text:style-name="T19"><text:tab/>Then p-k +</text:span><text:span text:style-name="T27">4</text:span><text:span text:style-name="T19">k =</text:span><text:span text:style-name="T19"><draw:frame draw:style-name="fr1" draw:name="Object22" text:anchor-type="as-char" svg:y="-0.1484in" svg:width="0.7429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0">so </text:span><text:span text:style-name="T20"><draw:frame draw:style-name="fr1" draw:name="Object23" text:anchor-type="as-char" svg:y="-0.1484in" svg:width="0.602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9"><text:span text:style-name="T20"><text:tab/>Therefore, </text:span><text:span text:style-name="T20"><draw:frame draw:style-name="fr1" draw:name="Object24" text:anchor-type="as-char" svg:y="-0.1484in" svg:width="0.2366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7">for all provided i’s ,</text:span><text:span text:style-name="T20">breaks the pumping lemma, thus, L is not a regular <text:tab/>language.</text:span></text:p>
      <text:p text:style-name="P17"><text:span text:style-name="T20">4. Design a context-free grammar for the language L = {w : w contains more 0s than 1s}.</text:span></text:p>
      <text:p text:style-name="P17"><text:span text:style-name="T20"><text:tab/></text:span><text:span text:style-name="T28">S</text:span><text:span text:style-name="T20"><draw:frame draw:style-name="fr1" draw:name="Object25" text:anchor-type="as-char" svg:y="-0.1126in" svg:width="0.2098in" svg:height="0.1118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28">0S1 | 1S0 | </text:span><text:span text:style-name="T29">01S | 10S | S0 | 0</text:span></text:p>
      <text:p text:style-name="P9"><text:span text:style-name="T20"><text:tab/></text:span></text:p>
      <text:p text:style-name="P8"><text:span text:style-name="T19"/></text:p>
      <text:p text:style-name="P8"><text:span text:style-name="T19"><text:tab/></text:span></text:p>
      <text:p text:style-name="P14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3bff" officeooo:paragraph-rsid="00153b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ustin Keeling</text:p>
        <text:p text:style-name="MP1">Alex Harry</text:p>
        <text:p text:style-name="MP1">John Lambrech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6:18:27.189197862</meta:creation-date>
    <dc:date>2019-02-10T17:11:49.265654444</dc:date>
    <meta:editing-duration>PT18S</meta:editing-duration>
    <meta:editing-cycles>1</meta:editing-cycles>
    <meta:document-statistic meta:table-count="0" meta:image-count="0" meta:object-count="25" meta:page-count="1" meta:paragraph-count="39" meta:word-count="348" meta:character-count="1620" meta:non-whitespace-character-count="1263"/>
    <meta:generator>LibreOffice/6.1.4.2$Linux_X86_64 LibreOffice_project/edc26d7faf41e406360d34efe1e39fe03035f7b0</meta:generator>
  </office:meta>
</office:document-meta>
</file>

<file path=Object 1/content.xml><?xml version="1.0" encoding="utf-8"?>
<math xmlns="http://www.w3.org/1998/Math/MathML" display="block">
  <semantics>
    <mrow>
      <mtext>|S|</mtext>
      <mo stretchy="false">≥</mo>
      <mtext>P</mtext>
    </mrow>
    <annotation encoding="StarMath 5.0">"|S|" &gt;= "P" </annotation>
  </semantics>
</math>
</file>

<file path=Object 10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11/content.xml><?xml version="1.0" encoding="utf-8"?>
<math xmlns="http://www.w3.org/1998/Math/MathML" display="block">
  <semantics>
    <mrow>
      <mtext>p+k </mtext>
      <mo stretchy="false">≠</mo>
      <mtext> p</mtext>
    </mrow>
    <annotation encoding="StarMath 5.0">"p+k " &lt;&gt; " p" </annotation>
  </semantics>
</math>
</file>

<file path=Object 12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13/content.xml><?xml version="1.0" encoding="utf-8"?>
<math xmlns="http://www.w3.org/1998/Math/MathML" display="block">
  <semantics>
    <mrow>
      <mtext>|S|</mtext>
      <mo stretchy="false">≥</mo>
      <mtext>P</mtext>
    </mrow>
    <annotation encoding="StarMath 5.0">"|S|" &gt;= "P" </annotation>
  </semantics>
</math>
</file>

<file path=Object 14/content.xml><?xml version="1.0" encoding="utf-8"?>
<math xmlns="http://www.w3.org/1998/Math/MathML" display="block">
  <semantics>
    <mrow>
      <mtext>|xy| </mtext>
      <mo stretchy="false">≤</mo>
      <mtext>P</mtext>
    </mrow>
    <annotation encoding="StarMath 5.0">"|xy| "&lt;= "P </annotation>
  </semantics>
</math>
</file>

<file path=Object 15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16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17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18/content.xml><?xml version="1.0" encoding="utf-8"?>
<math xmlns="http://www.w3.org/1998/Math/MathML" display="block">
  <semantics>
    <mrow>
      <mtext>p+k </mtext>
      <mo stretchy="false">≠</mo>
      <mtext> p</mtext>
    </mrow>
    <annotation encoding="StarMath 5.0">"p+k " &lt;&gt; " p" </annotation>
  </semantics>
</math>
</file>

<file path=Object 19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2/content.xml><?xml version="1.0" encoding="utf-8"?>
<math xmlns="http://www.w3.org/1998/Math/MathML" display="block">
  <semantics>
    <mrow>
      <mtext>|xy| </mtext>
      <mo stretchy="false">≤</mo>
      <mtext>P</mtext>
    </mrow>
    <annotation encoding="StarMath 5.0">"|xy| "&lt;= "P </annotation>
  </semantics>
</math>
</file>

<file path=Object 20/content.xml><?xml version="1.0" encoding="utf-8"?>
<math xmlns="http://www.w3.org/1998/Math/MathML" display="block">
  <semantics>
    <mrow>
      <mtext>p+2k </mtext>
      <mo stretchy="false">≠</mo>
      <mtext> p</mtext>
    </mrow>
    <annotation encoding="StarMath 5.0">"p+2k " &lt;&gt; " p" </annotation>
  </semantics>
</math>
</file>

<file path=Object 21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22/content.xml><?xml version="1.0" encoding="utf-8"?>
<math xmlns="http://www.w3.org/1998/Math/MathML" display="block">
  <semantics>
    <mrow>
      <mtext>p+3k </mtext>
      <mo stretchy="false">≠</mo>
      <mtext> p</mtext>
    </mrow>
    <annotation encoding="StarMath 5.0">"p+3k " &lt;&gt; " p" </annotation>
  </semantics>
</math>
</file>

<file path=Object 23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24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25/content.xml><?xml version="1.0" encoding="utf-8"?>
<math xmlns="http://www.w3.org/1998/Math/MathML" display="block">
  <semantics>
    <mo stretchy="false">→</mo>
    <annotation encoding="StarMath 5.0">rightarrow </annotation>
  </semantics>
</math>
</file>

<file path=Object 3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4/content.xml><?xml version="1.0" encoding="utf-8"?>
<math xmlns="http://www.w3.org/1998/Math/MathML" display="block">
  <semantics>
    <mrow>
      <mtext>p+k </mtext>
      <mo stretchy="false">≠</mo>
      <mtext> p</mtext>
    </mrow>
    <annotation encoding="StarMath 5.0">"p+k " &lt;&gt; " p" </annotation>
  </semantics>
</math>
</file>

<file path=Object 5/content.xml><?xml version="1.0" encoding="utf-8"?>
<math xmlns="http://www.w3.org/1998/Math/MathML" display="block">
  <semantics>
    <mrow>
      <mtext>|xy| </mtext>
      <mo stretchy="false">&gt;</mo>
      <mtext> p</mtext>
    </mrow>
    <annotation encoding="StarMath 5.0">"|xy| "  &gt; " p" </annotation>
  </semantics>
</math>
</file>

<file path=Object 6/content.xml><?xml version="1.0" encoding="utf-8"?>
<math xmlns="http://www.w3.org/1998/Math/MathML" display="block">
  <semantics>
    <mrow>
      <mi>S</mi>
      <mi>'</mi>
    </mrow>
    <annotation encoding="StarMath 5.0">S' </annotation>
  </semantics>
</math>
</file>

<file path=Object 7/content.xml><?xml version="1.0" encoding="utf-8"?>
<math xmlns="http://www.w3.org/1998/Math/MathML" display="block">
  <semantics>
    <mrow>
      <mtext>|S|</mtext>
      <mo stretchy="false">≥</mo>
      <mtext>P</mtext>
    </mrow>
    <annotation encoding="StarMath 5.0">"|S|" &gt;= "P" </annotation>
  </semantics>
</math>
</file>

<file path=Object 8/content.xml><?xml version="1.0" encoding="utf-8"?>
<math xmlns="http://www.w3.org/1998/Math/MathML" display="block">
  <semantics>
    <mrow>
      <mtext>|xy| </mtext>
      <mo stretchy="false">≤</mo>
      <mtext>P</mtext>
    </mrow>
    <annotation encoding="StarMath 5.0">"|xy| "&lt;= "P </annotation>
  </semantics>
</math>
</file>

<file path=Object 9/content.xml><?xml version="1.0" encoding="utf-8"?>
<math xmlns="http://www.w3.org/1998/Math/MathML" display="block">
  <semantics>
    <mrow>
      <mi>S</mi>
      <mi>'</mi>
    </mrow>
    <annotation encoding="StarMath 5.0">S' </annotation>
  </semantics>
</math>
</file>